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e40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ee40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غَـٰشِي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هَلَ اَتۭيٰــكَ حَدِيثُ </text:span><text:span text:style-name="T5">۴</text:span><text:span text:style-name="T2">لْغَـٰشِيَةِؐ </text:span><text:span text:style-name="T3">(1)</text:span><text:span text:style-name="T2"> وُجُوهٌ يَوْمَئِذٖ خَـٰشِعَة٘ </text:span><text:span text:style-name="T3">(2)</text:span><text:span text:style-name="T2"> عَامِلَةٌ نَّاصِبَةٌ </text:span><text:span text:style-name="T3">(3)</text:span><text:span text:style-name="T2"> تَصْلَيٰ نَاراٗ حَامِيَةً </text:span><text:span text:style-name="T3">(4)</text:span><text:span text:style-name="T2"> تُسْقۭيٰ مِنْ عَيْــن۫ —انِيَةٍؐ </text:span><text:span text:style-name="T3">(5)</text:span><text:span text:style-name="T2"> لَّيْــسَ لَهُمْ طَعَام٘ اِلاَّ مِن ضَرۣيعٍ </text:span><text:span text:style-name="T3">(6)</text:span><text:span text:style-name="T2"> لاَّ يُسْمِنُ وَلاَ يُغْنِى مِن جُوعٍؐ </text:span><text:span text:style-name="T3">(7)</text:span><text:span text:style-name="T2"> وُجُوهٌ يَوْمَئِذٍ نَّاعِمَةٌ </text:span><text:span text:style-name="T3">(8)</text:span><text:span text:style-name="T2"> لِّسَعْيِهَا رَاضِيَةٌ </text:span><text:span text:style-name="T3">(9)</text:span><text:span text:style-name="T2"> فِى جَنَّةٖ عَالِيَةٍ </text:span><text:span text:style-name="T3">(10)</text:span><text:span text:style-name="T2"> لاَّ تُسْمَعُ فِيهَا چَغِيَةٌؐ </text:span><text:span text:style-name="T3">(11)</text:span><text:span text:style-name="T2"> فِيهَا عَيْــنٌ جَارۣيَةٌؐ </text:span><text:span text:style-name="T3">(12)</text:span><text:span text:style-name="T2"> فِيهَا سُرُرٌ مَّرْفُوعَةٌ </text:span><text:span text:style-name="T3">(13)</text:span><text:span text:style-name="T2"> وَأَكْوَابٌ مَّوْضُوعَةٌ </text:span><text:span text:style-name="T3">(14)</text:span><text:span text:style-name="T2"> وَنَمَارۣقُ مَصْفُوفَةٌ </text:span><text:span text:style-name="T3">(15)</text:span><text:span text:style-name="T2"> وَزَرَابِيُّ مَبْثُوثَة٘ؐ </text:span><text:span text:style-name="T3">(16)</text:span><text:span text:style-name="T2"> ® اَفَلاَ يَنظُرُونَ إِلَي </text:span><text:span text:style-name="T5">۰</text:span><text:span text:style-name="T2">لِابِــلۣ كَيْفَ خُلِقَتْ </text:span><text:span text:style-name="T3">(17)</text:span><text:span text:style-name="T2"> وَإِلَــي </text:span><text:span text:style-name="T5">۰</text:span><text:span text:style-name="T2">لسَّمَآءِ كَيْفَ رُفِعَتْ </text:span><text:span text:style-name="T3">(18)</text:span><text:span text:style-name="T2"> وَإِلَي </text:span><text:span text:style-name="T5">۰</text:span><text:span text:style-name="T2">لْجِبَالِ كَيْفَ نُصِبَتْ </text:span><text:span text:style-name="T3">(19)</text:span><text:span text:style-name="T2"> وَإِلَــي </text:span><text:span text:style-name="T5">۰</text:span><text:span text:style-name="T2">لاَرْضضضِ كَيْفَ سُطِحَتْؐ </text:span><text:span text:style-name="T3">(20)</text:span><text:span text:style-name="T2"> فَذَكِّرۣ اِنَّمَآ أَنتَ مُذَكِّرٌؐ </text:span><text:span text:style-name="T3">(21)</text:span><text:span text:style-name="T2"> لَّسْتَ عَلَيْهِم بِمُصَيْطِرٖؐ </text:span><text:span text:style-name="T3">(22)</text:span><text:span text:style-name="T2"> اِلاَّ مَن تَوَلّۭيٰ وَكَفَرَ </text:span><text:span text:style-name="T3">(23)</text:span><text:span text:style-name="T2"> فَيُعَذِّبُهُ </text:span><text:span text:style-name="T5">۴</text:span><text:span text:style-name="T2">للَّهُ </text:span><text:span text:style-name="T5">۴</text:span><text:span text:style-name="T2">لْعَذَابَ </text:span><text:span text:style-name="T5">۰</text:span><text:span text:style-name="T2">لاَكْبَرَؐ </text:span><text:span text:style-name="T3">(24)</text:span><text:span text:style-name="T2"> إِنَّ إِلَيْنَآ إِيَابَهُمْ </text:span><text:span text:style-name="T3">(25)</text:span><text:span text:style-name="T2"> ثُمَّ إِنَّ عَلَيْنَا حِسَابَهُمْ </text:span><text:span text:style-name="T3">(2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8:54.534460318</meta:creation-date>
    <dc:date>2025-03-03T14:39:04.414992374</dc:date>
    <meta:editing-duration>PT12S</meta:editing-duration>
    <meta:editing-cycles>1</meta:editing-cycles>
    <meta:document-statistic meta:table-count="0" meta:image-count="0" meta:object-count="0" meta:page-count="1" meta:paragraph-count="2" meta:word-count="125" meta:character-count="650" meta:non-whitespace-character-count="527"/>
    <meta:generator>LibreOffice/24.8.2.1$Linux_X86_64 LibreOffice_project/0f794b6e29741098670a3b95d60478a65d05ef13</meta:generator>
  </office:meta>
</office:document-meta>
</file>